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45cm" fo:min-width="6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1.73cm" fo:min-width="1.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8.15cm" fo:min-width="6.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1.25cm" fo:min-width="2.1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811cm" fo:min-width="0.489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11cm" fo:min-width="0.489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811cm" fo:min-width="0.48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11cm" fo:min-width="0.489cm"/>
    </style:style>
    <style:style style:name="gr13" style:family="graphic" style:parent-style-name="standard">
      <style:graphic-properties draw:fill-color="#461900" draw:textarea-horizontal-align="justify" draw:textarea-vertical-align="middle" draw:auto-grow-height="false" fo:min-height="0.739cm" fo:min-width="0.489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 fo:min-height="1.072cm" fo:min-width="0cm"/>
    </style:style>
    <style:style style:name="gr1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25cm" fo:min-width="2.1cm"/>
    </style:style>
    <style:style style:name="gr18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cm" draw:marker-start="Arrow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1.907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739cm" fo:min-width="0.489cm"/>
    </style:style>
    <style:style style:name="gr22" style:family="graphic" style:parent-style-name="standard">
      <style:graphic-properties draw:fill-color="#9900ff" draw:textarea-horizontal-align="justify" draw:textarea-vertical-align="middle" draw:auto-grow-height="false" fo:min-height="0.739cm" fo:min-width="0.48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start="Arrowheads_20_1" draw:fill="none" draw:textarea-vertical-align="middle"/>
    </style:style>
    <style:style style:name="gr25" style:family="graphic" style:parent-style-name="objectwithoutfill">
      <style:graphic-properties draw:marker-start="" draw:marker-end="Arrowheads_20_1" draw:fill="none" draw:textarea-vertical-align="middle"/>
    </style:style>
    <style:style style:name="gr26" style:family="graphic" style:parent-style-name="standard">
      <style:graphic-properties draw:fill-color="#9933ff" draw:textarea-horizontal-align="justify" draw:textarea-vertical-align="middle" draw:auto-grow-height="false" fo:min-height="0.739cm" fo:min-width="0.489cm"/>
    </style:style>
    <style:style style:name="gr27" style:family="graphic" style:parent-style-name="standard">
      <style:graphic-properties draw:fill-color="#99ff66" draw:textarea-horizontal-align="justify" draw:textarea-vertical-align="middle" draw:auto-grow-height="false" fo:min-height="0.528cm" fo:min-width="0.27cm"/>
    </style:style>
    <style:style style:name="P1" style:family="paragraph">
      <style:paragraph-properties fo:text-align="center"/>
    </style:style>
    <style:style style:name="P2" style:family="paragraph">
      <loext:graphic-properties draw:fill-color="#314004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aea79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666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46190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9900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9933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6.7cm" svg:x="7.2cm" svg:y="5.9cm">
          <text:p text:style-name="P1">PIC24FJ256GB206</text:p>
          <text:p text:style-name="P1">IO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8cm" svg:x="9.3cm" svg:y="1.3cm">
          <text:p text:style-name="P1">SMART</text:p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7cm" svg:y1="5.9cm" svg:x2="10.7cm" svg:y2="4.1cm">
          <text:p text:style-name="P1"><text:span text:style-name="T1">USB</text:span></text:p>
          <text:p text:style-name="P1"><text:span text:style-name="T1"/></text:p>
        </draw:line>
        <draw:custom-shape draw:style-name="gr4" draw:text-style-name="P5" draw:layer="layout" svg:width="7cm" svg:height="8.4cm" svg:x="7.2cm" svg:y="15cm">
          <text:p text:style-name="P1">PIC32MX795F512H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5cm" svg:x2="10.7cm" svg:y2="12.6cm">
          <text:p text:style-name="P1"><text:span text:style-name="T1">UART</text:span></text:p>
          <text:p text:style-name="P1"><text:span text:style-name="T1"/></text:p>
        </draw:line>
        <draw:custom-shape draw:style-name="gr6" draw:text-style-name="P6" draw:layer="layout" svg:width="2.6cm" svg:height="1.5cm" svg:x="16.5cm" svg:y="7.2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18.6cm">
          <text:p text:style-name="P1"><text:span text:style-name="T1">UART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5cm" svg:x="16.5cm" svg:y="20.5cm">
          <text:p text:style-name="P1"><text:span text:style-name="T1">UART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3.7cm"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.5cm" svg:x="1.6cm" svg:y="14.9cm">
          <text:p text:style-name="P1"><text:span text:style-name="T1">ICD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16.7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399cm" svg:height="1.499cm" svg:x="2.801cm" svg:y="11.3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18.5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20.3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399cm" svg:height="1.399cm" svg:x="5.801cm" svg:y="25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6.788cm" svg:y1="4.001cm" svg:x2="18.553cm" svg:y2="4.001cm">
          <text:p text:style-name="P1"><text:span text:style-name="T1">+5V</text:span></text:p>
          <text:p text:style-name="P1"/>
        </draw:line>
        <draw:custom-shape draw:style-name="gr15" draw:text-style-name="P1" draw:layer="layout" svg:width="0.847cm" svg:height="4.2cm" svg:x="18.553cm" svg:y="1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6" draw:text-style-name="P4" draw:layer="layout" svg:x1="4.2cm" svg:y1="4.5cm" svg:x2="8.1cm" svg:y2="4.5cm">
          <text:p text:style-name="P1"><text:span text:style-name="T1">RST/PG</text:span></text:p>
          <text:p text:style-name="P1"><text:span text:style-name="T1"/></text:p>
        </draw:line>
        <draw:line draw:style-name="gr5" draw:text-style-name="P4" draw:layer="layout" svg:x1="4.2cm" svg:y1="15.688cm" svg:x2="7.2cm" svg:y2="15.688cm">
          <text:p text:style-name="P1"><text:span text:style-name="T1">RST/PG</text:span></text:p>
          <text:p text:style-name="P1"><text:span text:style-name="T1"/></text:p>
        </draw:line>
        <draw:custom-shape draw:style-name="gr7" draw:text-style-name="P7" draw:layer="layout" svg:width="2.6cm" svg:height="1.5cm" svg:x="16.5cm" svg:y="16.7cm">
          <text:p text:style-name="P1"><text:span text:style-name="T1">UART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6cm" svg:height="1.5cm" svg:x="16.5cm" svg:y="7.2cm">
          <text:p text:style-name="P1"><text:span text:style-name="T1">UART</text:span></text:p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99cm" svg:height="1.499cm" svg:x="2.801cm" svg:y="6.001cm">
          <text:p text:style-name="P1"><text:span text:style-name="T1">Led</text:span></text:p>
          <text:p text:style-name="P1"><text:span text:style-name="T1">Bl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399cm" svg:height="1.499cm" svg:x="2.801cm" svg:y="7.801cm">
          <text:p text:style-name="P1"><text:span text:style-name="T1">Led</text:span></text:p>
          <text:p text:style-name="P1"><text:span text:style-name="T1">Rou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99cm" svg:height="1.499cm" svg:x="2.801cm" svg:y="9.601cm">
          <text:p text:style-name="P1"><text:span text:style-name="T1">Led</text:span></text:p>
          <text:p text:style-name="P1"><text:span text:style-name="T1">Ja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1cm" svg:y1="5.9cm" svg:x2="8.1cm" svg:y2="4.5cm">
          <text:p/>
        </draw:line>
        <draw:line draw:style-name="gr19" draw:text-style-name="P4" draw:layer="layout" svg:x1="4.2cm" svg:y1="6.776cm" svg:x2="7.2cm" svg:y2="6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8.576cm" svg:x2="7.201cm" svg:y2="8.5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0.376cm" svg:x2="7.201cm" svg:y2="10.3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12.076cm" svg:x2="7.201cm" svg:y2="12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1cm" svg:y1="22.776cm" svg:x2="7.201cm" svg:y2="22.7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21.076cm" svg:x2="7.202cm" svg:y2="21.0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9.276cm" svg:x2="7.202cm" svg:y2="19.276cm">
          <text:p text:style-name="P1"><text:span text:style-name="T1"/></text:p>
          <text:p text:style-name="P1"><text:span text:style-name="T1"/></text:p>
        </draw:line>
        <draw:line draw:style-name="gr19" draw:text-style-name="P4" draw:layer="layout" svg:x1="4.202cm" svg:y1="17.476cm" svg:x2="7.202cm" svg:y2="17.476cm">
          <text:p text:style-name="P1"><text:span text:style-name="T1"/></text:p>
          <text:p text:style-name="P1"><text:span text:style-name="T1"/></text:p>
        </draw:line>
        <draw:line draw:style-name="gr5" draw:text-style-name="P4" draw:layer="layout" svg:x1="14.2cm" svg:y1="17.476cm" svg:x2="16.5cm" svg:y2="17.5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19.264cm" svg:x2="16.5cm" svg:y2="19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21.264cm" svg:x2="16.5cm" svg:y2="21.288cm">
          <text:p text:style-name="P1"><text:span text:style-name="T1">RX/TX</text:span></text:p>
          <text:p text:style-name="P1"><text:span text:style-name="T1"/></text:p>
        </draw:line>
        <draw:line draw:style-name="gr5" draw:text-style-name="P4" draw:layer="layout" svg:x1="14.2cm" svg:y1="7.964cm" svg:x2="16.5cm" svg:y2="7.988cm">
          <text:p text:style-name="P1"><text:span text:style-name="T1">RX/TX</text:span></text:p>
          <text:p text:style-name="P1"><text:span text:style-name="T1"/></text:p>
        </draw:line>
        <draw:frame draw:style-name="gr20" draw:text-style-name="P16" draw:layer="layout" svg:width="10cm" svg:height="2.157cm" svg:x="0.1cm" svg:y="0.943cm">
          <draw:text-box>
            <text:p text:style-name="P1"><text:span text:style-name="T2">Beacon_Main_Board</text:span></text:p>
            <text:p text:style-name="P1"><text:span text:style-name="T2">V0-10</text:span></text:p>
          </draw:text-box>
        </draw:frame>
        <draw:custom-shape draw:style-name="gr21" draw:text-style-name="P10" draw:layer="layout" svg:width="1.399cm" svg:height="1.399cm" svg:x="2.801cm" svg:y="22.001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1.399cm" svg:height="1.399cm" svg:x="5.801cm" svg:y="26.7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4" draw:layer="layout" svg:x1="7.5cm" svg:y1="23.4cm" svg:x2="7.5cm" svg:y2="25.7cm">
          <text:p/>
        </draw:line>
        <draw:line draw:style-name="gr24" draw:text-style-name="P14" draw:layer="layout" svg:x1="7.9cm" svg:y1="23.4cm" svg:x2="7.9cm" svg:y2="27.4cm">
          <text:p/>
        </draw:line>
        <draw:line draw:style-name="gr25" draw:text-style-name="P14" draw:layer="layout" svg:x1="7.5cm" svg:y1="25.7cm" svg:x2="7.2cm" svg:y2="25.7cm">
          <text:p/>
        </draw:line>
        <draw:line draw:style-name="gr23" draw:text-style-name="P14" draw:layer="layout" svg:x1="7.9cm" svg:y1="27.4cm" svg:x2="7.2cm" svg:y2="27.4cm">
          <text:p/>
        </draw:line>
        <draw:custom-shape draw:style-name="gr13" draw:text-style-name="P13" draw:layer="layout" svg:width="1.399cm" svg:height="1.399cm" svg:x="8.251cm" svg:y="25.001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8.3cm" svg:y="26.701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9.85cm" svg:y1="23.401cm" svg:x2="9.85cm" svg:y2="27.401cm">
          <text:p/>
        </draw:line>
        <draw:line draw:style-name="gr25" draw:text-style-name="P14" draw:layer="layout" svg:x1="8.9cm" svg:y1="23.4cm" svg:x2="8.9cm" svg:y2="25cm">
          <text:p/>
        </draw:line>
        <draw:line draw:style-name="gr23" draw:text-style-name="P14" draw:layer="layout" svg:x1="9.85cm" svg:y1="27.399cm" svg:x2="9.7cm" svg:y2="27.4cm">
          <text:p/>
        </draw:line>
        <draw:custom-shape draw:style-name="gr13" draw:text-style-name="P13" draw:layer="layout" svg:width="1.399cm" svg:height="1.399cm" svg:x="10.201cm" svg:y="25.001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10.25cm" svg:y="26.701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11.8cm" svg:y1="23.401cm" svg:x2="11.8cm" svg:y2="27.401cm">
          <text:p/>
        </draw:line>
        <draw:line draw:style-name="gr25" draw:text-style-name="P14" draw:layer="layout" svg:x1="10.85cm" svg:y1="23.4cm" svg:x2="10.85cm" svg:y2="25cm">
          <text:p/>
        </draw:line>
        <draw:line draw:style-name="gr23" draw:text-style-name="P14" draw:layer="layout" svg:x1="11.8cm" svg:y1="27.399cm" svg:x2="11.65cm" svg:y2="27.4cm">
          <text:p/>
        </draw:line>
        <draw:custom-shape draw:style-name="gr13" draw:text-style-name="P13" draw:layer="layout" svg:width="1.399cm" svg:height="1.399cm" svg:x="12.201cm" svg:y="25.001cm">
          <text:p text:style-name="P1"><text:span text:style-name="T1">Servo</text:span></text:p>
          <text:p text:style-name="P1"><text:span text:style-name="T1">+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1.399cm" svg:height="1.399cm" svg:x="12.25cm" svg:y="26.701cm">
          <text:p text:style-name="P1"><text:span text:style-name="T1">Laser</text:span></text:p>
          <text:p text:style-name="P1"><text:span text:style-name="T1">+12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13.8cm" svg:y1="23.401cm" svg:x2="13.8cm" svg:y2="27.401cm">
          <text:p/>
        </draw:line>
        <draw:line draw:style-name="gr25" draw:text-style-name="P14" draw:layer="layout" svg:x1="12.85cm" svg:y1="23.4cm" svg:x2="12.85cm" svg:y2="25cm">
          <text:p/>
        </draw:line>
        <draw:line draw:style-name="gr23" draw:text-style-name="P14" draw:layer="layout" svg:x1="13.8cm" svg:y1="27.399cm" svg:x2="13.65cm" svg:y2="27.4cm">
          <text:p/>
        </draw:line>
        <draw:line draw:style-name="gr14" draw:text-style-name="P14" draw:layer="layout" svg:x1="16.788cm" svg:y1="5.601cm" svg:x2="18.553cm" svg:y2="5.601cm">
          <text:p text:style-name="P1"><text:span text:style-name="T1">+12V</text:span></text:p>
          <text:p text:style-name="P1"/>
        </draw:line>
        <draw:custom-shape draw:style-name="gr27" draw:text-style-name="P10" draw:layer="layout" svg:width="1.088cm" svg:height="1.1cm" svg:x="15.712cm" svg:y="1.805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6.788cm" svg:y1="2.401cm" svg:x2="18.553cm" svg:y2="2.401cm">
          <text:p text:style-name="P1"><text:span text:style-name="T1">+3.3V</text:span></text:p>
          <text:p text:style-name="P1"/>
        </draw:line>
        <draw:custom-shape draw:style-name="gr27" draw:text-style-name="P10" draw:layer="layout" svg:width="1.088cm" svg:height="1.1cm" svg:x="15.713cm" svg:y="3.406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1.088cm" svg:height="1.1cm" svg:x="15.713cm" svg:y="5.006cm">
          <text:p text:style-name="P1"><text:span text:style-name="T1">Led</text:span></text:p>
          <text:p text:style-name="P1"><text:span text:style-name="T1">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7:25.337179999</meta:creation-date>
    <dc:date>2015-12-08T21:44:51.231025371</dc:date>
    <meta:editing-duration>PT50M7S</meta:editing-duration>
    <meta:editing-cycles>8</meta:editing-cycles>
    <meta:generator>LibreOffice/4.4.2.2$Linux_X86_64 LibreOffice_project/40m0$Build-2</meta:generator>
    <meta:document-statistic meta:object-count="64"/>
  </office:meta>
</office:document-meta>
</file>